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text>HDX</mtext>
        </mtd>
      </mtr>
      <mtr>
        <mtd>
          <mrow>
            <mi mathvariant="italic">NH</mi>
            <mrow>
              <mo stretchy="false">(</mo>
              <mi mathvariant="italic">Closed</mi>
              <mo stretchy="false">)</mo>
            </mrow>
            <mi/>
            <munderover>
              <mi mathvariant="normal">⇔</mi>
              <msub>
                <mi>k</mi>
                <mi mathvariant="italic">cl</mi>
              </msub>
              <msub>
                <mi>k</mi>
                <mi mathvariant="italic">op</mi>
              </msub>
            </munderover>
            <mi/>
            <mi mathvariant="italic">NH</mi>
            <mrow>
              <mo stretchy="false">(</mo>
              <mi mathvariant="italic">Open</mi>
              <mo stretchy="false">)</mo>
            </mrow>
            <mi/>
            <mover>
              <mo stretchy="false">→</mo>
              <mi mathvariant="italic">kint</mi>
            </mover>
            <mi/>
            <mi>X</mi>
          </mrow>
        </mtd>
      </mtr>
      <mtr>
        <mtd/>
      </mtr>
      <mtr>
        <mtd/>
      </mtr>
      <mtr>
        <mtd>
          <mtext>EXSY</mtext>
        </mtd>
      </mtr>
      <mtr>
        <mtd>
          <mrow>
            <mi/>
            <msub>
              <mi>I</mi>
              <mi mathvariant="italic">AA</mi>
            </msub>
            <mrow>
              <mo stretchy="false">(</mo>
              <mi>T</mi>
              <mo stretchy="false">)</mo>
            </mrow>
            <mrow>
              <mi/>
              <mi mathvariant="normal">=</mi>
              <mi/>
            </mrow>
            <msub>
              <mi>P</mi>
              <mi>A</mi>
            </msub>
            <mfenced open="" close="">
              <mrow>
                <msub>
                  <mi>P</mi>
                  <mi>A</mi>
                </msub>
                <mrow>
                  <mi/>
                  <mo stretchy="false">+</mo>
                  <mi/>
                </mrow>
                <msub>
                  <mi>P</mi>
                  <mi>B</mi>
                </msub>
                <mi>exp</mi>
                <mrow>
                  <mo stretchy="false">(</mo>
                  <mrow>
                    <mrow>
                      <mi mathvariant="normal">−</mi>
                      <msub>
                        <mi>k</mi>
                        <mi mathvariant="italic">ex</mi>
                      </msub>
                    </mrow>
                    <mi>T</mi>
                  </mrow>
                  <mo stretchy="false">)</mo>
                </mrow>
              </mrow>
            </mfenced>
            <mi>exp</mi>
            <mrow>
              <mo stretchy="false">(</mo>
              <mrow>
                <mrow>
                  <mi mathvariant="normal">−</mi>
                  <msub>
                    <mi>R</mi>
                    <mn>1</mn>
                  </msub>
                </mrow>
                <mi>T</mi>
              </mrow>
              <mo stretchy="false">)</mo>
            </mrow>
          </mrow>
        </mtd>
      </mtr>
      <mtr>
        <mtd>
          <mrow>
            <mi/>
            <msub>
              <mi>I</mi>
              <mi mathvariant="italic">BB</mi>
            </msub>
            <mrow>
              <mo stretchy="false">(</mo>
              <mi>T</mi>
              <mo stretchy="false">)</mo>
            </mrow>
            <mrow>
              <mi/>
              <mi mathvariant="normal">=</mi>
              <mi/>
            </mrow>
            <msub>
              <mi>P</mi>
              <mi>B</mi>
            </msub>
            <mfenced open="" close="">
              <mrow>
                <msub>
                  <mi>P</mi>
                  <mi>B</mi>
                </msub>
                <mrow>
                  <mi/>
                  <mo stretchy="false">+</mo>
                  <mi/>
                </mrow>
                <msub>
                  <mi>P</mi>
                  <mi>A</mi>
                </msub>
                <mi>exp</mi>
                <mrow>
                  <mo stretchy="false">(</mo>
                  <mrow>
                    <mrow>
                      <mi mathvariant="normal">−</mi>
                      <msub>
                        <mi>k</mi>
                        <mi mathvariant="italic">ex</mi>
                      </msub>
                    </mrow>
                    <mi>T</mi>
                  </mrow>
                  <mo stretchy="false">)</mo>
                </mrow>
              </mrow>
            </mfenced>
            <mi>exp</mi>
            <mrow>
              <mo stretchy="false">(</mo>
              <mrow>
                <mrow>
                  <mi mathvariant="normal">−</mi>
                  <msub>
                    <mi>R</mi>
                    <mn>1</mn>
                  </msub>
                </mrow>
                <mi>T</mi>
              </mrow>
              <mo stretchy="false">)</mo>
            </mrow>
          </mrow>
        </mtd>
      </mtr>
      <mtr>
        <mtd>
          <mrow>
            <msub>
              <mi>I</mi>
              <mi mathvariant="italic">AB</mi>
            </msub>
            <mrow>
              <mo stretchy="false">(</mo>
              <mi>T</mi>
              <mo stretchy="false">)</mo>
            </mrow>
            <mrow>
              <mi/>
              <mi mathvariant="normal">=</mi>
              <mi/>
            </mrow>
            <msub>
              <mi>I</mi>
              <mi mathvariant="italic">BA</mi>
            </msub>
            <mrow>
              <mo stretchy="false">(</mo>
              <mi>T</mi>
              <mo stretchy="false">)</mo>
            </mrow>
            <mrow>
              <mi/>
              <mi mathvariant="normal">=</mi>
              <mi/>
            </mrow>
            <msub>
              <mi>P</mi>
              <mi>A</mi>
            </msub>
            <msub>
              <mi>P</mi>
              <mi>B</mi>
            </msub>
            <mfenced open="" close="">
              <mrow>
                <mn>1</mn>
                <mrow>
                  <mi/>
                  <mi mathvariant="normal">−</mi>
                  <mi/>
                </mrow>
                <mi>exp</mi>
                <mrow>
                  <mo stretchy="false">(</mo>
                  <mrow>
                    <mrow>
                      <mi mathvariant="normal">−</mi>
                      <msub>
                        <mi>k</mi>
                        <mi mathvariant="italic">ex</mi>
                      </msub>
                    </mrow>
                    <mi>T</mi>
                  </mrow>
                  <mo stretchy="false">)</mo>
                </mrow>
              </mrow>
            </mfenced>
            <mi>exp</mi>
            <mrow>
              <mo stretchy="false">(</mo>
              <mrow>
                <mrow>
                  <mi mathvariant="normal">−</mi>
                  <msub>
                    <mi>R</mi>
                    <mn>1</mn>
                  </msub>
                </mrow>
                <mi>T</mi>
              </mrow>
              <mo stretchy="false">)</mo>
            </mrow>
          </mrow>
        </mtd>
      </mtr>
      <mtr>
        <mtd/>
      </mtr>
      <mtr>
        <mtd>
          <mrow>
            <mtext>(1) </mtext>
            <mrow>
              <mi>A</mi>
              <mover>
                <mo stretchy="false">→</mo>
                <mi>T</mi>
              </mover>
              <mi>A</mi>
            </mrow>
            <mtext>, (2) </mtext>
            <mrow>
              <mi>A</mi>
              <mover>
                <mo stretchy="false">→</mo>
                <mi>T</mi>
              </mover>
              <mi>B</mi>
            </mrow>
            <mtext>, (3) </mtext>
            <mrow>
              <mi>B</mi>
              <mover>
                <mo stretchy="false">→</mo>
                <mi>T</mi>
              </mover>
              <mi>A</mi>
            </mrow>
            <mtext>, (4) </mtext>
            <mrow>
              <mi>B</mi>
              <mover>
                <mo stretchy="false">→</mo>
                <mi>T</mi>
              </mover>
              <mi>B</mi>
            </mrow>
          </mrow>
        </mtd>
      </mtr>
      <mtr>
        <mtd/>
      </mtr>
      <mtr>
        <mtd/>
      </mtr>
      <mtr>
        <mtd>
          <mtext>NSR (Kempf &amp; Loria)</mtext>
        </mtd>
      </mtr>
      <mtr>
        <mtd>
          <mrow>
            <msub>
              <mi>R</mi>
              <mn>1</mn>
            </msub>
            <mrow>
              <mo stretchy="false">(</mo>
              <mi>X</mi>
              <mo stretchy="false">)</mo>
            </mrow>
            <mrow>
              <mi/>
              <mi mathvariant="normal">=</mi>
              <mi/>
            </mrow>
            <mrow>
              <mfrac>
                <msubsup>
                  <mi>d</mi>
                  <mi mathvariant="italic">HX</mi>
                  <mn>2</mn>
                </msubsup>
                <mn>4</mn>
              </mfrac>
              <mfenced open="" close="">
                <mrow>
                  <mi>J</mi>
                  <mrow>
                    <mo stretchy="false">(</mo>
                    <mrow>
                      <msub>
                        <mo stretchy="false">ω</mo>
                        <mi>H</mi>
                      </msub>
                      <mi mathvariant="normal">−</mi>
                      <msub>
                        <mo stretchy="false">ω</mo>
                        <mi>X</mi>
                      </msub>
                    </mrow>
                    <mo stretchy="false">)</mo>
                  </mrow>
                  <mrow>
                    <mi/>
                    <mo stretchy="false">+</mo>
                    <mi/>
                  </mrow>
                  <mn>3J</mn>
                  <mrow>
                    <mo stretchy="false">(</mo>
                    <msub>
                      <mo stretchy="false">ω</mo>
                      <mi>X</mi>
                    </msub>
                    <mo stretchy="false">)</mo>
                  </mrow>
                  <mrow>
                    <mi/>
                    <mo stretchy="false">+</mo>
                    <mi/>
                  </mrow>
                  <mn>6J</mn>
                  <mrow>
                    <mo stretchy="false">(</mo>
                    <mrow>
                      <msub>
                        <mo stretchy="false">ω</mo>
                        <mi>H</mi>
                      </msub>
                      <mo stretchy="false">+</mo>
                      <msub>
                        <mo stretchy="false">ω</mo>
                        <mi>X</mi>
                      </msub>
                    </mrow>
                    <mo stretchy="false">)</mo>
                  </mrow>
                </mrow>
              </mfenced>
              <mrow>
                <mi/>
                <mo stretchy="false">+</mo>
                <mi/>
              </mrow>
              <msubsup>
                <mi>c</mi>
                <mi>X</mi>
                <mn>2</mn>
              </msubsup>
              <mi>J</mi>
              <mrow>
                <mo stretchy="false">(</mo>
                <msub>
                  <mo stretchy="false">ω</mo>
                  <mi>X</mi>
                </msub>
                <mo stretchy="false">)</mo>
              </mrow>
            </mrow>
          </mrow>
        </mtd>
      </mtr>
      <mtr>
        <mtd>
          <mrow>
            <msub>
              <mi>R</mi>
              <mn>2</mn>
            </msub>
            <mrow>
              <mo stretchy="false">(</mo>
              <mi>X</mi>
              <mo stretchy="false">)</mo>
            </mrow>
            <mrow>
              <mi/>
              <mi mathvariant="normal">=</mi>
              <mi/>
            </mrow>
            <mrow>
              <mfrac>
                <msubsup>
                  <mi>d</mi>
                  <mi mathvariant="italic">HX</mi>
                  <mn>2</mn>
                </msubsup>
                <mn>8</mn>
              </mfrac>
              <mfenced open="" close="">
                <mrow>
                  <mn>4J</mn>
                  <mrow>
                    <mo stretchy="false">(</mo>
                    <mn>0</mn>
                    <mo stretchy="false">)</mo>
                  </mrow>
                  <mrow>
                    <mi/>
                    <mo stretchy="false">+</mo>
                    <mi/>
                  </mrow>
                  <mi>J</mi>
                  <mrow>
                    <mo stretchy="false">(</mo>
                    <mrow>
                      <msub>
                        <mo stretchy="false">ω</mo>
                        <mi>H</mi>
                      </msub>
                      <mi mathvariant="normal">−</mi>
                      <msub>
                        <mo stretchy="false">ω</mo>
                        <mi>X</mi>
                      </msub>
                    </mrow>
                    <mo stretchy="false">)</mo>
                  </mrow>
                  <mrow>
                    <mi/>
                    <mo stretchy="false">+</mo>
                    <mi/>
                  </mrow>
                  <mn>3J</mn>
                  <mrow>
                    <mo stretchy="false">(</mo>
                    <msub>
                      <mo stretchy="false">ω</mo>
                      <mi>X</mi>
                    </msub>
                    <mo stretchy="false">)</mo>
                  </mrow>
                  <mrow>
                    <mi/>
                    <mo stretchy="false">+</mo>
                    <mi/>
                  </mrow>
                  <mn>6J</mn>
                  <mrow>
                    <mo stretchy="false">(</mo>
                    <msub>
                      <mo stretchy="false">ω</mo>
                      <mi>H</mi>
                    </msub>
                    <mo stretchy="false">)</mo>
                  </mrow>
                  <mrow>
                    <mi/>
                    <mo stretchy="false">+</mo>
                    <mi/>
                  </mrow>
                  <mn>6J</mn>
                  <mrow>
                    <mo stretchy="false">(</mo>
                    <mrow>
                      <msub>
                        <mo stretchy="false">ω</mo>
                        <mi>H</mi>
                      </msub>
                      <mo stretchy="false">+</mo>
                      <msub>
                        <mo stretchy="false">ω</mo>
                        <mi>X</mi>
                      </msub>
                    </mrow>
                    <mo stretchy="false">)</mo>
                  </mrow>
                </mrow>
              </mfenced>
            </mrow>
          </mrow>
        </mtd>
      </mtr>
      <mtr>
        <mtd>
          <mrow>
            <mrow>
              <mi/>
              <mo stretchy="false">+</mo>
              <mi/>
            </mrow>
            <mrow>
              <mfrac>
                <msubsup>
                  <mi>c</mi>
                  <mi>X</mi>
                  <mn>2</mn>
                </msubsup>
                <mn>6</mn>
              </mfrac>
              <mfenced open="" close="">
                <mrow>
                  <mn>4J</mn>
                  <mrow>
                    <mo stretchy="false">(</mo>
                    <mn>0</mn>
                    <mo stretchy="false">)</mo>
                  </mrow>
                  <mrow>
                    <mi/>
                    <mo stretchy="false">+</mo>
                    <mi/>
                  </mrow>
                  <mn>3J</mn>
                  <mrow>
                    <mo stretchy="false">(</mo>
                    <msub>
                      <mo stretchy="false">ω</mo>
                      <mi>X</mi>
                    </msub>
                    <mo stretchy="false">)</mo>
                  </mrow>
                </mrow>
              </mfenced>
              <mrow>
                <mi/>
                <mo stretchy="false">+</mo>
                <mi/>
              </mrow>
              <msub>
                <mi>R</mi>
                <mi mathvariant="italic">ex</mi>
              </msub>
            </mrow>
          </mrow>
        </mtd>
      </mtr>
      <mtr>
        <mtd>
          <mrow>
            <mtext>{</mtext>
            <mmultiscripts>
              <mi>H</mi>
              <mprescripts/>
              <none/>
              <mn>1</mn>
            </mmultiscripts>
            <mrow>
              <mtext>}</mtext>
              <mi mathvariant="normal">−</mi>
              <mi>X</mi>
            </mrow>
            <mi/>
            <mi mathvariant="italic">hnNOE</mi>
            <mrow>
              <mi/>
              <mi mathvariant="normal">=</mi>
              <mi/>
            </mrow>
            <mrow>
              <mn>1</mn>
              <mrow>
                <mi/>
                <mo stretchy="false">+</mo>
                <mi/>
              </mrow>
              <mfenced open="" close="">
                <mrow>
                  <mfrac>
                    <msub>
                      <mo stretchy="false">γ</mo>
                      <mi>H</mi>
                    </msub>
                    <msub>
                      <mo stretchy="false">γ</mo>
                      <mi>X</mi>
                    </msub>
                  </mfrac>
                  <mfrac>
                    <mi>N</mi>
                    <msub>
                      <mi>R</mi>
                      <mn>1</mn>
                    </msub>
                  </mfrac>
                </mrow>
              </mfenced>
              <mfrac>
                <msubsup>
                  <mi>d</mi>
                  <mi mathvariant="italic">HX</mi>
                  <mn>2</mn>
                </msubsup>
                <mn>4</mn>
              </mfrac>
              <mfenced open="" close="">
                <mrow>
                  <mn>6J</mn>
                  <mrow>
                    <mo stretchy="false">(</mo>
                    <mrow>
                      <msub>
                        <mo stretchy="false">ω</mo>
                        <mi>H</mi>
                      </msub>
                      <mo stretchy="false">+</mo>
                      <msub>
                        <mo stretchy="false">ω</mo>
                        <mi>X</mi>
                      </msub>
                    </mrow>
                    <mo stretchy="false">)</mo>
                  </mrow>
                  <mrow>
                    <mi/>
                    <mi mathvariant="normal">−</mi>
                    <mi/>
                  </mrow>
                  <mi>J</mi>
                  <mrow>
                    <mo stretchy="false">(</mo>
                    <mrow>
                      <msub>
                        <mo stretchy="false">ω</mo>
                        <mi>H</mi>
                      </msub>
                      <mi mathvariant="normal">−</mi>
                      <msub>
                        <mo stretchy="false">ω</mo>
                        <mi>X</mi>
                      </msub>
                    </mrow>
                    <mo stretchy="false">)</mo>
                  </mrow>
                </mrow>
              </mfenced>
            </mrow>
          </mrow>
        </mtd>
      </mtr>
      <mtr>
        <mtd>
          <mrow>
            <msub>
              <mi>R</mi>
              <mn>1</mn>
            </msub>
            <mrow>
              <mo stretchy="false">(</mo>
              <mmultiscripts>
                <mi>H</mi>
                <mprescripts/>
                <none/>
                <mn>2</mn>
              </mmultiscripts>
              <mo stretchy="false">)</mo>
            </mrow>
            <mrow>
              <mi/>
              <mi mathvariant="normal">=</mi>
              <mi/>
            </mrow>
            <mrow>
              <mfrac>
                <mn>3</mn>
                <mn>16</mn>
              </mfrac>
              <msup>
                <mfenced open="" close="">
                  <mfrac>
                    <mrow>
                      <msup>
                        <mi>e</mi>
                        <mn>2</mn>
                      </msup>
                      <mi>q</mi>
                      <mi>Q</mi>
                      <mi>h</mi>
                    </mrow>
                    <mrow>
                      <mn>2</mn>
                      <mo stretchy="false">π</mo>
                    </mrow>
                  </mfrac>
                </mfenced>
                <mn>2</mn>
              </msup>
              <mfenced open="" close="">
                <mrow>
                  <mi>J</mi>
                  <mrow>
                    <mo stretchy="false">(</mo>
                    <msub>
                      <mo stretchy="false">ω</mo>
                      <mi>D</mi>
                    </msub>
                    <mo stretchy="false">)</mo>
                  </mrow>
                  <mrow>
                    <mi/>
                    <mo stretchy="false">+</mo>
                    <mi/>
                  </mrow>
                  <mn>4J</mn>
                  <mrow>
                    <mo stretchy="false">(</mo>
                    <mrow>
                      <mn>2</mn>
                      <msub>
                        <mo stretchy="false">ω</mo>
                        <mi>D</mi>
                      </msub>
                    </mrow>
                    <mo stretchy="false">)</mo>
                  </mrow>
                </mrow>
              </mfenced>
            </mrow>
          </mrow>
        </mtd>
      </mtr>
      <mtr>
        <mtd>
          <mrow>
            <msub>
              <mi>R</mi>
              <mrow>
                <mn>1</mn>
                <mo stretchy="false">ρ</mo>
              </mrow>
            </msub>
            <mrow>
              <mo stretchy="false">(</mo>
              <mmultiscripts>
                <mi>H</mi>
                <mprescripts/>
                <none/>
                <mn>2</mn>
              </mmultiscripts>
              <mo stretchy="false">)</mo>
            </mrow>
            <mrow>
              <mi/>
              <mi mathvariant="normal">=</mi>
              <mi/>
            </mrow>
            <mrow>
              <mfrac>
                <mn>1</mn>
                <mn>32</mn>
              </mfrac>
              <msup>
                <mfenced open="" close="">
                  <mfrac>
                    <mrow>
                      <msup>
                        <mi>e</mi>
                        <mn>2</mn>
                      </msup>
                      <mi>q</mi>
                      <mi>Q</mi>
                      <mi>h</mi>
                    </mrow>
                    <mrow>
                      <mn>2</mn>
                      <mo stretchy="false">π</mo>
                    </mrow>
                  </mfrac>
                </mfenced>
                <mn>2</mn>
              </msup>
              <mfenced open="" close="">
                <mrow>
                  <mn>9J</mn>
                  <mrow>
                    <mo stretchy="false">(</mo>
                    <mn>0</mn>
                    <mo stretchy="false">)</mo>
                  </mrow>
                  <mrow>
                    <mi/>
                    <mo stretchy="false">+</mo>
                    <mi/>
                  </mrow>
                  <mn>15J</mn>
                  <mrow>
                    <mo stretchy="false">(</mo>
                    <msub>
                      <mo stretchy="false">ω</mo>
                      <mi>D</mi>
                    </msub>
                    <mo stretchy="false">)</mo>
                  </mrow>
                  <mrow>
                    <mi/>
                    <mo stretchy="false">+</mo>
                    <mi/>
                  </mrow>
                  <mn>15J</mn>
                  <mrow>
                    <mo stretchy="false">(</mo>
                    <mrow>
                      <mn>6</mn>
                      <msub>
                        <mo stretchy="false">ω</mo>
                        <mi>D</mi>
                      </msub>
                    </mrow>
                    <mo stretchy="false">)</mo>
                  </mrow>
                </mrow>
              </mfenced>
            </mrow>
          </mrow>
        </mtd>
      </mtr>
      <mtr>
        <mtd>
          <mrow>
            <msub>
              <mi>d</mi>
              <mi mathvariant="italic">HX</mi>
            </msub>
            <mrow>
              <mi/>
              <mi mathvariant="normal">=</mi>
              <mi/>
            </mrow>
            <mfenced open="" close="">
              <mfrac>
                <mrow>
                  <msub>
                    <mo stretchy="false">μ</mo>
                    <mn>0</mn>
                  </msub>
                  <mi>h</mi>
                  <msub>
                    <mo stretchy="false">γ</mo>
                    <mi>H</mi>
                  </msub>
                  <msub>
                    <mo stretchy="false">γ</mo>
                    <mi>X</mi>
                  </msub>
                </mrow>
                <mrow>
                  <mn>8</mn>
                  <msup>
                    <mo stretchy="false">π</mo>
                    <mn>2</mn>
                  </msup>
                </mrow>
              </mfrac>
            </mfenced>
            <mfrac>
              <mn>1</mn>
              <msubsup>
                <mi>r</mi>
                <mi mathvariant="italic">HX</mi>
                <mn>3</mn>
              </msubsup>
            </mfrac>
          </mrow>
        </mtd>
      </mtr>
      <mtr>
        <mtd/>
      </mtr>
      <mtr>
        <mtd/>
      </mtr>
      <mtr>
        <mtd>
          <mtext>CPMG RD</mtext>
        </mtd>
      </mtr>
      <mtr>
        <mtd/>
      </mtr>
      <mtr>
        <mtd>
          <mrow>
            <msubsup>
              <mi>R</mi>
              <mn>2</mn>
              <mi mathvariant="italic">Eff</mi>
            </msubsup>
            <mrow>
              <mi/>
              <mi mathvariant="normal">=</mi>
              <mi/>
            </mrow>
            <mfrac>
              <mrow>
                <mrow>
                  <mi mathvariant="normal">−</mi>
                  <mi>ln</mi>
                </mrow>
                <mfenced open="" close="">
                  <mfrac>
                    <mrow>
                      <mi>I</mi>
                      <mrow>
                        <mo stretchy="false">(</mo>
                        <msub>
                          <mo stretchy="false">ν</mo>
                          <mi mathvariant="italic">CPMG</mi>
                        </msub>
                        <mo stretchy="false">)</mo>
                      </mrow>
                    </mrow>
                    <mrow>
                      <mi>I</mi>
                      <mrow>
                        <mo stretchy="false">(</mo>
                        <mn>0</mn>
                        <mo stretchy="false">)</mo>
                      </mrow>
                    </mrow>
                  </mfrac>
                </mfenced>
              </mrow>
              <msub>
                <mi>T</mi>
                <mi mathvariant="italic">CPMG</mi>
              </msub>
            </mfrac>
          </mrow>
        </mtd>
      </mtr>
      <mtr>
        <mtd/>
      </mtr>
      <mtr>
        <mtd/>
      </mtr>
      <mtr>
        <mtd>
          <mtext>(1) CPMG RD Carver-Richards (all timescales)</mtext>
        </mtd>
      </mtr>
      <mtr>
        <mtd>
          <mrow>
            <msubsup>
              <mi>R</mi>
              <mn>2</mn>
              <mi mathvariant="italic">Obs</mi>
            </msubsup>
            <mrow>
              <mi/>
              <mi mathvariant="normal">=</mi>
              <mi/>
            </mrow>
            <mfrac>
              <mn>1</mn>
              <mn>2</mn>
            </mfrac>
            <mfenced open="" close="">
              <mrow>
                <msubsup>
                  <mi>R</mi>
                  <mn>2A</mn>
                  <mn>0</mn>
                </msubsup>
                <mrow>
                  <mi/>
                  <mo stretchy="false">+</mo>
                  <mi/>
                </mrow>
                <msubsup>
                  <mi>R</mi>
                  <mn>2B</mn>
                  <mn>0</mn>
                </msubsup>
                <mrow>
                  <mi/>
                  <mo stretchy="false">+</mo>
                  <mi/>
                </mrow>
                <msub>
                  <mi>k</mi>
                  <mi mathvariant="italic">ex</mi>
                </msub>
                <mrow>
                  <mi/>
                  <mi mathvariant="normal">−</mi>
                  <mi/>
                </mrow>
                <mfenced open="" close="">
                  <mfrac>
                    <mn>1</mn>
                    <mrow>
                      <mn>2</mn>
                      <mo stretchy="false">τ</mo>
                    </mrow>
                  </mfrac>
                </mfenced>
                <mrow>
                  <msup>
                    <mi>cosh</mi>
                    <mrow>
                      <mi mathvariant="normal">−</mi>
                      <mn>1</mn>
                    </mrow>
                  </msup>
                  <mfenced open="" close="">
                    <mrow>
                      <msub>
                        <mi>D</mi>
                        <mtext>+</mtext>
                      </msub>
                      <mi>cosh</mi>
                      <mrow>
                        <mo stretchy="false">(</mo>
                        <msub>
                          <mo stretchy="false">η</mo>
                          <mtext>+</mtext>
                        </msub>
                        <mo stretchy="false">)</mo>
                      </mrow>
                      <mrow>
                        <mi/>
                        <mi mathvariant="normal">−</mi>
                        <mi/>
                      </mrow>
                      <msub>
                        <mi>D</mi>
                        <mtext>-</mtext>
                      </msub>
                      <mi>cos</mi>
                      <mrow>
                        <mo stretchy="false">(</mo>
                        <msub>
                          <mo stretchy="false">η</mo>
                          <mtext>-</mtext>
                        </msub>
                        <mo stretchy="false">)</mo>
                      </mrow>
                    </mrow>
                  </mfenced>
                </mrow>
              </mrow>
            </mfenced>
          </mrow>
        </mtd>
      </mtr>
      <mtr>
        <mtd>
          <mrow>
            <msub>
              <mi>D</mi>
              <mrow>
                <mi mathvariant="normal">±</mi>
                <mtext/>
              </mrow>
            </msub>
            <mrow>
              <mi/>
              <mi mathvariant="normal">=</mi>
              <mi/>
            </mrow>
            <mfrac>
              <mn>1</mn>
              <mn>2</mn>
            </mfrac>
            <mfenced open="" close="">
              <mrow>
                <mrow>
                  <mi mathvariant="normal">±</mi>
                  <mn>1</mn>
                </mrow>
                <mrow>
                  <mi/>
                  <mo stretchy="false">+</mo>
                  <mi/>
                </mrow>
                <mfrac>
                  <mrow>
                    <mrow>
                      <mo stretchy="false">Ψ</mo>
                      <mo stretchy="false">+</mo>
                      <mn>2</mn>
                    </mrow>
                    <mo stretchy="false">Δ</mo>
                    <msup>
                      <mo stretchy="false">ω</mo>
                      <mn>2</mn>
                    </msup>
                  </mrow>
                  <msup>
                    <mrow>
                      <mo stretchy="false">(</mo>
                      <mrow>
                        <msup>
                          <mo stretchy="false">Ψ</mo>
                          <mn>2</mn>
                        </msup>
                        <mo stretchy="false">+</mo>
                        <msup>
                          <mo stretchy="false">ς</mo>
                          <mn>2</mn>
                        </msup>
                      </mrow>
                      <mo stretchy="false">)</mo>
                    </mrow>
                    <mrow>
                      <mn>1</mn>
                      <mi mathvariant="normal">/</mi>
                      <mn>2</mn>
                    </mrow>
                  </msup>
                </mfrac>
              </mrow>
            </mfenced>
          </mrow>
        </mtd>
      </mtr>
      <mtr>
        <mtd>
          <mrow>
            <msub>
              <mo stretchy="false">η</mo>
              <mrow>
                <mi mathvariant="normal">±</mi>
                <mtext/>
              </mrow>
            </msub>
            <mrow>
              <mi/>
              <mi mathvariant="normal">=</mi>
              <mi/>
            </mrow>
            <mfenced open="" close="">
              <mfrac>
                <mrow>
                  <mn>2</mn>
                  <mo stretchy="false">τ</mo>
                </mrow>
                <msqrt>
                  <mn>2</mn>
                </msqrt>
              </mfrac>
            </mfenced>
            <msup>
              <mfenced open="" close="">
                <mrow>
                  <mrow>
                    <mi mathvariant="normal">±</mi>
                    <mo stretchy="false">Ψ</mo>
                  </mrow>
                  <mrow>
                    <mi/>
                    <mo stretchy="false">+</mo>
                    <mi/>
                  </mrow>
                  <msup>
                    <mrow>
                      <mo stretchy="false">(</mo>
                      <mrow>
                        <msup>
                          <mo stretchy="false">Ψ</mo>
                          <mn>2</mn>
                        </msup>
                        <mo stretchy="false">+</mo>
                        <msup>
                          <mo stretchy="false">ς</mo>
                          <mn>2</mn>
                        </msup>
                      </mrow>
                      <mo stretchy="false">)</mo>
                    </mrow>
                    <mrow>
                      <mn>1</mn>
                      <mi mathvariant="normal">/</mi>
                      <mn>2</mn>
                    </mrow>
                  </msup>
                </mrow>
              </mfenced>
              <mrow>
                <mn>1</mn>
                <mi mathvariant="normal">/</mi>
                <mn>2</mn>
              </mrow>
            </msup>
          </mrow>
        </mtd>
      </mtr>
      <mtr>
        <mtd>
          <mrow>
            <mo stretchy="false">Ψ</mo>
            <mrow>
              <mi/>
              <mi mathvariant="normal">=</mi>
              <mi/>
            </mrow>
            <msup>
              <mfenced open="" close="">
                <mrow>
                  <mrow>
                    <mrow>
                      <msubsup>
                        <mi>R</mi>
                        <mn>2A</mn>
                        <mn>0</mn>
                      </msubsup>
                      <mi mathvariant="normal">−</mi>
                      <msubsup>
                        <mi>R</mi>
                        <mn>2B</mn>
                        <mn>0</mn>
                      </msubsup>
                    </mrow>
                    <mi mathvariant="normal">−</mi>
                    <msub>
                      <mi>P</mi>
                      <mi>A</mi>
                    </msub>
                  </mrow>
                  <mrow>
                    <msub>
                      <mi>k</mi>
                      <mi mathvariant="italic">ex</mi>
                    </msub>
                    <mo stretchy="false">+</mo>
                    <msub>
                      <mi>P</mi>
                      <mi>B</mi>
                    </msub>
                  </mrow>
                  <msub>
                    <mi>k</mi>
                    <mi mathvariant="italic">ex</mi>
                  </msub>
                </mrow>
              </mfenced>
              <mn>2</mn>
            </msup>
            <mrow>
              <mi/>
              <mi mathvariant="normal">−</mi>
              <mi/>
            </mrow>
            <mo stretchy="false">Δ</mo>
            <msup>
              <mo stretchy="false">ω</mo>
              <mn>2</mn>
            </msup>
            <mrow>
              <mi/>
              <mo stretchy="false">+</mo>
              <mi/>
            </mrow>
            <mn>4</mn>
            <msub>
              <mi>P</mi>
              <mi>A</mi>
            </msub>
            <msub>
              <mi>P</mi>
              <mi>B</mi>
            </msub>
            <msubsup>
              <mi>k</mi>
              <mi mathvariant="italic">ex</mi>
              <mn>2</mn>
            </msubsup>
          </mrow>
        </mtd>
      </mtr>
      <mtr>
        <mtd>
          <mrow>
            <mo stretchy="false">ς</mo>
            <mrow>
              <mi/>
              <mi mathvariant="normal">=</mi>
              <mi/>
            </mrow>
            <mn>2</mn>
            <mo stretchy="false">Δ</mo>
            <mo stretchy="false">ω</mo>
            <mfenced open="" close="">
              <mrow>
                <mrow>
                  <mrow>
                    <msubsup>
                      <mi>R</mi>
                      <mn>2A</mn>
                      <mn>0</mn>
                    </msubsup>
                    <mi mathvariant="normal">−</mi>
                    <msubsup>
                      <mi>R</mi>
                      <mn>2B</mn>
                      <mn>0</mn>
                    </msubsup>
                  </mrow>
                  <mi mathvariant="normal">−</mi>
                  <msub>
                    <mi>P</mi>
                    <mi>A</mi>
                  </msub>
                </mrow>
                <mrow>
                  <msub>
                    <mi>k</mi>
                    <mi mathvariant="italic">ex</mi>
                  </msub>
                  <mo stretchy="false">+</mo>
                  <msub>
                    <mi>P</mi>
                    <mi>B</mi>
                  </msub>
                </mrow>
                <msub>
                  <mi>k</mi>
                  <mi mathvariant="italic">ex</mi>
                </msub>
              </mrow>
            </mfenced>
          </mrow>
        </mtd>
      </mtr>
      <mtr>
        <mtd/>
      </mtr>
      <mtr>
        <mtd/>
      </mtr>
      <mtr>
        <mtd>
          <mrow>
            <mtext>(2) CPMG RD Ishima-Torchia</mtext>
            <mrow>
              <mo stretchy="false">(</mo>
              <mrow>
                <msub>
                  <mi>P</mi>
                  <mi>A</mi>
                </msub>
                <mo stretchy="false">&gt;</mo>
                <msub>
                  <mi>P</mi>
                  <mi>B</mi>
                </msub>
              </mrow>
              <mo stretchy="false">)</mo>
            </mrow>
          </mrow>
        </mtd>
      </mtr>
      <mtr>
        <mtd>
          <mrow>
            <msubsup>
              <mi>R</mi>
              <mn>2</mn>
              <mi mathvariant="italic">Obs</mi>
            </msubsup>
            <mrow>
              <mi/>
              <mi mathvariant="normal">=</mi>
              <mi/>
            </mrow>
            <msubsup>
              <mi>R</mi>
              <mn>2</mn>
              <mn>0</mn>
            </msubsup>
            <mrow>
              <mi/>
              <mo stretchy="false">+</mo>
              <mi/>
            </mrow>
            <mfrac>
              <mrow>
                <msub>
                  <mi>P</mi>
                  <mi>A</mi>
                </msub>
                <msub>
                  <mi>P</mi>
                  <mi>B</mi>
                </msub>
                <mo stretchy="false">Δ</mo>
                <msup>
                  <mo stretchy="false">ω</mo>
                  <mn>2</mn>
                </msup>
                <msub>
                  <mi>k</mi>
                  <mi mathvariant="italic">ex</mi>
                </msub>
              </mrow>
              <msup>
                <mrow>
                  <msubsup>
                    <mi>k</mi>
                    <mi mathvariant="italic">ex</mi>
                    <mn>2</mn>
                  </msubsup>
                  <mrow>
                    <mi/>
                    <mo stretchy="false">+</mo>
                    <mi/>
                  </mrow>
                  <mfenced open="" close="">
                    <mrow>
                      <msubsup>
                        <mi>P</mi>
                        <mi>A</mi>
                        <mn>2</mn>
                      </msubsup>
                      <mo stretchy="false">Δ</mo>
                      <msup>
                        <mo stretchy="false">ω</mo>
                        <mn>4</mn>
                      </msup>
                      <mrow>
                        <mi/>
                        <mo stretchy="false">+</mo>
                        <mi/>
                      </mrow>
                      <mrow>
                        <mn>144</mn>
                        <mi mathvariant="normal">/</mi>
                        <mrow>
                          <mo stretchy="false">(</mo>
                          <msup>
                            <mrow>
                              <mn>16</mn>
                              <mo stretchy="false">τ</mo>
                            </mrow>
                            <mn>4</mn>
                          </msup>
                          <mo stretchy="false">)</mo>
                        </mrow>
                      </mrow>
                    </mrow>
                  </mfenced>
                </mrow>
                <mrow>
                  <mn>1</mn>
                  <mi mathvariant="normal">/</mi>
                  <mn>2</mn>
                </mrow>
              </msup>
            </mfrac>
            <mrow>
              <mi/>
              <mi mathvariant="normal">=</mi>
              <mi/>
            </mrow>
            <msubsup>
              <mi>R</mi>
              <mn>2</mn>
              <mn>0</mn>
            </msubsup>
            <mrow>
              <mi/>
              <mo stretchy="false">+</mo>
              <mi/>
            </mrow>
            <mfrac>
              <mrow>
                <msub>
                  <mo stretchy="false">Φ</mo>
                  <mi mathvariant="italic">ex</mi>
                </msub>
                <msub>
                  <mi>k</mi>
                  <mi mathvariant="italic">ex</mi>
                </msub>
              </mrow>
              <msup>
                <mrow>
                  <msubsup>
                    <mi>k</mi>
                    <mi mathvariant="italic">ex</mi>
                    <mn>2</mn>
                  </msubsup>
                  <mrow>
                    <mi/>
                    <mo stretchy="false">+</mo>
                    <mi/>
                  </mrow>
                  <mfenced open="" close="">
                    <mrow>
                      <msubsup>
                        <mi>P</mi>
                        <mi>A</mi>
                        <mn>2</mn>
                      </msubsup>
                      <mo stretchy="false">Δ</mo>
                      <msup>
                        <mo stretchy="false">ω</mo>
                        <mn>4</mn>
                      </msup>
                      <mrow>
                        <mi/>
                        <mo stretchy="false">+</mo>
                        <mi/>
                      </mrow>
                      <mrow>
                        <mn>144</mn>
                        <mi mathvariant="normal">/</mi>
                        <mrow>
                          <mo stretchy="false">(</mo>
                          <msup>
                            <mrow>
                              <mn>16</mn>
                              <mo stretchy="false">τ</mo>
                            </mrow>
                            <mn>4</mn>
                          </msup>
                          <mo stretchy="false">)</mo>
                        </mrow>
                      </mrow>
                    </mrow>
                  </mfenced>
                </mrow>
                <mrow>
                  <mn>1</mn>
                  <mi mathvariant="normal">/</mi>
                  <mn>2</mn>
                </mrow>
              </msup>
            </mfrac>
          </mrow>
        </mtd>
      </mtr>
      <mtr>
        <mtd/>
      </mtr>
      <mtr>
        <mtd/>
      </mtr>
      <mtr>
        <mtd>
          <mrow>
            <mtext>(3) CPMG RD Fast-exchange limit</mtext>
            <mrow>
              <mo stretchy="false">(</mo>
              <mrow>
                <mrow>
                  <msub>
                    <mi>k</mi>
                    <mi mathvariant="italic">ex</mi>
                  </msub>
                  <mo stretchy="false">&gt;</mo>
                  <mo stretchy="false">Δ</mo>
                </mrow>
                <mo stretchy="false">ω</mo>
              </mrow>
              <mo stretchy="false">)</mo>
            </mrow>
          </mrow>
        </mtd>
      </mtr>
      <mtr>
        <mtd>
          <mrow>
            <msubsup>
              <mi>R</mi>
              <mn>2</mn>
              <mi mathvariant="italic">Obs</mi>
            </msubsup>
            <mrow>
              <mi/>
              <mi mathvariant="normal">=</mi>
              <mi/>
            </mrow>
            <msubsup>
              <mi>R</mi>
              <mn>2</mn>
              <mn>0</mn>
            </msubsup>
            <mrow>
              <mi/>
              <mo stretchy="false">+</mo>
              <mi/>
            </mrow>
            <mfenced open="" close="">
              <mfrac>
                <mrow>
                  <msub>
                    <mi>P</mi>
                    <mi>A</mi>
                  </msub>
                  <msub>
                    <mi>P</mi>
                    <mi>B</mi>
                  </msub>
                  <mo stretchy="false">Δ</mo>
                  <msup>
                    <mo stretchy="false">ω</mo>
                    <mn>2</mn>
                  </msup>
                </mrow>
                <msub>
                  <mi>k</mi>
                  <mi mathvariant="italic">ex</mi>
                </msub>
              </mfrac>
            </mfenced>
            <mfenced open="" close="">
              <mrow>
                <mn>1</mn>
                <mi mathvariant="normal">−</mi>
                <mfrac>
                  <mrow>
                    <mn>2tanh</mn>
                    <mrow>
                      <mo stretchy="false">(</mo>
                      <mrow>
                        <msub>
                          <mi>k</mi>
                          <mi mathvariant="italic">ex</mi>
                        </msub>
                        <mo stretchy="false">τ</mo>
                      </mrow>
                      <mo stretchy="false">)</mo>
                    </mrow>
                  </mrow>
                  <mrow>
                    <mn>2</mn>
                    <msub>
                      <mi>k</mi>
                      <mi mathvariant="italic">ex</mi>
                    </msub>
                    <mo stretchy="false">τ</mo>
                  </mrow>
                </mfrac>
              </mrow>
            </mfenced>
            <mrow>
              <mi/>
              <mi mathvariant="normal">=</mi>
              <mi/>
            </mrow>
            <msubsup>
              <mi>R</mi>
              <mn>2</mn>
              <mn>0</mn>
            </msubsup>
            <mrow>
              <mi/>
              <mo stretchy="false">+</mo>
              <mi/>
            </mrow>
            <mfenced open="" close="">
              <mfrac>
                <msub>
                  <mo stretchy="false">Φ</mo>
                  <mi mathvariant="italic">ex</mi>
                </msub>
                <msub>
                  <mi>k</mi>
                  <mi mathvariant="italic">ex</mi>
                </msub>
              </mfrac>
            </mfenced>
            <mfenced open="" close="">
              <mrow>
                <mn>1</mn>
                <mi mathvariant="normal">−</mi>
                <mfrac>
                  <mrow>
                    <mn>2tanh</mn>
                    <mrow>
                      <mo stretchy="false">(</mo>
                      <mrow>
                        <msub>
                          <mi>k</mi>
                          <mi mathvariant="italic">ex</mi>
                        </msub>
                        <mo stretchy="false">τ</mo>
                      </mrow>
                      <mo stretchy="false">)</mo>
                    </mrow>
                  </mrow>
                  <mrow>
                    <mn>2</mn>
                    <msub>
                      <mi>k</mi>
                      <mi mathvariant="italic">ex</mi>
                    </msub>
                    <mo stretchy="false">τ</mo>
                  </mrow>
                </mfrac>
              </mrow>
            </mfenced>
          </mrow>
        </mtd>
      </mtr>
      <mtr>
        <mtd/>
      </mtr>
      <mtr>
        <mtd/>
      </mtr>
      <mtr>
        <mtd>
          <mtext>RRF RD</mtext>
        </mtd>
      </mtr>
      <mtr>
        <mtd/>
      </mtr>
      <mtr>
        <mtd>
          <mrow>
            <msub>
              <mi>B</mi>
              <mi mathvariant="italic">eff</mi>
            </msub>
            <mrow>
              <mi/>
              <mi mathvariant="normal">=</mi>
              <mi/>
            </mrow>
            <msqrt>
              <mrow>
                <msup>
                  <mrow>
                    <mo stretchy="false">(</mo>
                    <mrow>
                      <mrow>
                        <mi mathvariant="normal">−</mi>
                        <msub>
                          <mo stretchy="false">ω</mo>
                          <mn>1</mn>
                        </msub>
                      </mrow>
                      <mi mathvariant="normal">/</mi>
                      <mo stretchy="false">γ</mo>
                    </mrow>
                    <mo stretchy="false">)</mo>
                  </mrow>
                  <mn>2</mn>
                </msup>
                <mrow>
                  <mi/>
                  <mo stretchy="false">+</mo>
                  <mi/>
                </mrow>
                <msup>
                  <mrow>
                    <mo stretchy="false">(</mo>
                    <mrow>
                      <mrow>
                        <mi mathvariant="normal">−</mi>
                        <mo stretchy="false">Ω</mo>
                      </mrow>
                      <mi mathvariant="normal">/</mi>
                      <mo stretchy="false">γ</mo>
                    </mrow>
                    <mo stretchy="false">)</mo>
                  </mrow>
                  <mn>2</mn>
                </msup>
              </mrow>
            </msqrt>
          </mrow>
        </mtd>
      </mtr>
      <mtr>
        <mtd/>
      </mtr>
      <mtr>
        <mtd>
          <mrow>
            <msub>
              <mo stretchy="false">ω</mo>
              <mi mathvariant="italic">eff</mi>
            </msub>
            <mrow>
              <mi/>
              <mi mathvariant="normal">=</mi>
              <mrow>
                <mi/>
                <mi mathvariant="normal">−</mi>
                <mo stretchy="false">γ</mo>
              </mrow>
            </mrow>
            <msub>
              <mi>B</mi>
              <mi mathvariant="italic">eff</mi>
            </msub>
            <mrow>
              <mi/>
              <mi mathvariant="normal">=</mi>
              <mrow>
                <mi/>
                <mi mathvariant="normal">−</mi>
                <mo stretchy="false">γ</mo>
              </mrow>
            </mrow>
            <msqrt>
              <mrow>
                <msup>
                  <mrow>
                    <mo stretchy="false">(</mo>
                    <mrow>
                      <mrow>
                        <mi mathvariant="normal">−</mi>
                        <msub>
                          <mo stretchy="false">ω</mo>
                          <mn>1</mn>
                        </msub>
                      </mrow>
                      <mi mathvariant="normal">/</mi>
                      <mo stretchy="false">γ</mo>
                    </mrow>
                    <mo stretchy="false">)</mo>
                  </mrow>
                  <mn>2</mn>
                </msup>
                <mrow>
                  <mi/>
                  <mo stretchy="false">+</mo>
                  <mi/>
                </mrow>
                <msup>
                  <mrow>
                    <mo stretchy="false">(</mo>
                    <mrow>
                      <mrow>
                        <mi mathvariant="normal">−</mi>
                        <mo stretchy="false">Ω</mo>
                      </mrow>
                      <mi mathvariant="normal">/</mi>
                      <mo stretchy="false">γ</mo>
                    </mrow>
                    <mo stretchy="false">)</mo>
                  </mrow>
                  <mn>2</mn>
                </msup>
              </mrow>
            </msqrt>
            <mrow>
              <mi/>
              <mi mathvariant="normal">≈</mi>
              <mrow>
                <mi/>
                <mi mathvariant="normal">−</mi>
                <mo stretchy="false">γ</mo>
              </mrow>
            </mrow>
            <msqrt>
              <mrow>
                <msup>
                  <mrow>
                    <mo stretchy="false">(</mo>
                    <mrow>
                      <mrow>
                        <mi mathvariant="normal">−</mi>
                        <msub>
                          <mo stretchy="false">ω</mo>
                          <mn>1</mn>
                        </msub>
                      </mrow>
                      <mi mathvariant="normal">/</mi>
                      <mo stretchy="false">γ</mo>
                    </mrow>
                    <mo stretchy="false">)</mo>
                  </mrow>
                  <mn>2</mn>
                </msup>
                <mrow>
                  <mi/>
                  <mo stretchy="false">+</mo>
                  <mi/>
                </mrow>
                <mn>0</mn>
              </mrow>
            </msqrt>
            <mrow>
              <mi/>
              <mi mathvariant="normal">=</mi>
              <mi/>
            </mrow>
            <msub>
              <mo stretchy="false">ω</mo>
              <mn>1</mn>
            </msub>
          </mrow>
        </mtd>
      </mtr>
      <mtr>
        <mtd/>
      </mtr>
      <mtr>
        <mtd>
          <mrow>
            <msub>
              <mi>R</mi>
              <mrow>
                <mn>1</mn>
                <mo stretchy="false">ρ</mo>
              </mrow>
            </msub>
            <mrow>
              <mi/>
              <mi mathvariant="normal">=</mi>
              <mi/>
            </mrow>
            <mrow>
              <mn>1</mn>
              <mi mathvariant="normal">/</mi>
              <msub>
                <mi>T</mi>
                <mrow>
                  <mn>1</mn>
                  <mo stretchy="false">ρ</mo>
                </mrow>
              </msub>
            </mrow>
            <mrow>
              <mi/>
              <mi mathvariant="normal">=</mi>
              <mi/>
            </mrow>
            <msub>
              <mi>R</mi>
              <mn>1</mn>
            </msub>
            <msup>
              <mi>cos</mi>
              <mn>2</mn>
            </msup>
            <mrow>
              <mo stretchy="false">(</mo>
              <mo stretchy="false">θ</mo>
              <mo stretchy="false">)</mo>
            </mrow>
            <mrow>
              <mi/>
              <mo stretchy="false">+</mo>
              <mi/>
            </mrow>
            <mrow>
              <mo stretchy="false">(</mo>
              <mrow>
                <msubsup>
                  <mi>R</mi>
                  <mn>2</mn>
                  <mn>0</mn>
                </msubsup>
                <mrow>
                  <mi/>
                  <mo stretchy="false">+</mo>
                  <mi/>
                </mrow>
                <msub>
                  <mi>R</mi>
                  <mi mathvariant="italic">ex</mi>
                </msub>
              </mrow>
              <mo stretchy="false">)</mo>
            </mrow>
            <msup>
              <mi>sin</mi>
              <mn>2</mn>
            </msup>
            <mrow>
              <mo stretchy="false">(</mo>
              <mo stretchy="false">θ</mo>
              <mo stretchy="false">)</mo>
            </mrow>
          </mrow>
        </mtd>
      </mtr>
      <mtr>
        <mtd/>
      </mtr>
      <mtr>
        <mtd>
          <mrow>
            <msubsup>
              <mi>R</mi>
              <mn>2</mn>
              <mi mathvariant="italic">Obs</mi>
            </msubsup>
            <mrow>
              <mi/>
              <mi mathvariant="normal">=</mi>
              <mi/>
            </mrow>
            <mrow>
              <msubsup>
                <mi>R</mi>
                <mn>2</mn>
                <mn>0</mn>
              </msubsup>
              <mo stretchy="false">+</mo>
              <msub>
                <mi>R</mi>
                <mi mathvariant="italic">ex</mi>
              </msub>
            </mrow>
            <mrow>
              <mi/>
              <mi mathvariant="normal">=</mi>
              <mi/>
            </mrow>
            <msubsup>
              <mi>R</mi>
              <mn>2</mn>
              <mn>0</mn>
            </msubsup>
            <mrow>
              <mi/>
              <mo stretchy="false">+</mo>
              <mi/>
            </mrow>
            <mrow>
              <mfrac>
                <mrow>
                  <msub>
                    <mi>P</mi>
                    <mi>A</mi>
                  </msub>
                  <msub>
                    <mi>P</mi>
                    <mi>B</mi>
                  </msub>
                  <mo stretchy="false">Δ</mo>
                  <msup>
                    <mo stretchy="false">ω</mo>
                    <mn>2</mn>
                  </msup>
                  <msub>
                    <mi>k</mi>
                    <mi mathvariant="italic">ex</mi>
                  </msub>
                </mrow>
                <mrow>
                  <msubsup>
                    <mi>k</mi>
                    <mi mathvariant="italic">ex</mi>
                    <mn>2</mn>
                  </msubsup>
                  <mrow>
                    <mi/>
                    <mo stretchy="false">+</mo>
                    <mi/>
                  </mrow>
                  <msubsup>
                    <mo stretchy="false">ω</mo>
                    <mi mathvariant="italic">eff</mi>
                    <mn>2</mn>
                  </msubsup>
                </mrow>
              </mfrac>
              <mrow>
                <mi/>
                <mi mathvariant="normal">=</mi>
                <mi/>
              </mrow>
              <msubsup>
                <mi>R</mi>
                <mn>2</mn>
                <mn>0</mn>
              </msubsup>
              <mrow>
                <mi/>
                <mo stretchy="false">+</mo>
                <mi/>
              </mrow>
              <mfrac>
                <mrow>
                  <msub>
                    <mo stretchy="false">Φ</mo>
                    <mi mathvariant="italic">ex</mi>
                  </msub>
                  <msub>
                    <mi>k</mi>
                    <mi mathvariant="italic">ex</mi>
                  </msub>
                </mrow>
                <mrow>
                  <msubsup>
                    <mi>k</mi>
                    <mi mathvariant="italic">ex</mi>
                    <mn>2</mn>
                  </msubsup>
                  <mrow>
                    <mi/>
                    <mo stretchy="false">+</mo>
                    <mi/>
                  </mrow>
                  <msubsup>
                    <mo stretchy="false">ω</mo>
                    <mi mathvariant="italic">eff</mi>
                    <mn>2</mn>
                  </msubsup>
                </mrow>
              </mfrac>
            </mrow>
          </mrow>
        </mtd>
      </mtr>
      <mtr>
        <mtd/>
      </mtr>
      <mtr>
        <mtd>
          <mrow>
            <msubsup>
              <mi>R</mi>
              <mn>2</mn>
              <mi mathvariant="italic">Obs</mi>
            </msubsup>
            <mrow>
              <mi/>
              <mi mathvariant="normal">=</mi>
              <mi/>
            </mrow>
            <mrow>
              <msubsup>
                <mi>R</mi>
                <mn>2</mn>
                <mn>0</mn>
              </msubsup>
              <mo stretchy="false">+</mo>
              <msub>
                <mi>R</mi>
                <mi mathvariant="italic">ex</mi>
              </msub>
            </mrow>
            <mrow>
              <mi/>
              <mi mathvariant="normal">=</mi>
              <mi/>
            </mrow>
            <mfrac>
              <mrow>
                <msub>
                  <mi>R</mi>
                  <mrow>
                    <mn>1</mn>
                    <mo stretchy="false">ρ</mo>
                  </mrow>
                </msub>
                <mrow>
                  <mi/>
                  <mi mathvariant="normal">−</mi>
                  <mi/>
                </mrow>
                <msub>
                  <mi>R</mi>
                  <mn>1</mn>
                </msub>
                <msup>
                  <mi>cos</mi>
                  <mn>2</mn>
                </msup>
                <mrow>
                  <mo stretchy="false">(</mo>
                  <mo stretchy="false">θ</mo>
                  <mo stretchy="false">)</mo>
                </mrow>
              </mrow>
              <mrow>
                <msup>
                  <mi>sin</mi>
                  <mn>2</mn>
                </msup>
                <mrow>
                  <mo stretchy="false">(</mo>
                  <mo stretchy="false">θ</mo>
                  <mo stretchy="false">)</mo>
                </mrow>
              </mrow>
            </mfrac>
          </mrow>
        </mtd>
      </mtr>
      <mtr>
        <mtd/>
      </mtr>
      <mtr>
        <mtd>
          <mrow>
            <msub>
              <mo stretchy="false">ω</mo>
              <mi mathvariant="italic">eff</mi>
            </msub>
            <mrow>
              <mi/>
              <mi mathvariant="normal">=</mi>
              <mi/>
            </mrow>
            <msqrt>
              <mn>48</mn>
            </msqrt>
            <msub>
              <mo stretchy="false">ν</mo>
              <mi mathvariant="italic">CPMG</mi>
            </msub>
          </mrow>
        </mtd>
      </mtr>
    </mtable>
    <annotation encoding="StarMath 5.0">alignc "HDX"
newline
NH(Closed) ` dlrarrow csub {k_cl} csup {k_op} ` NH(Open) ` rightarrow csup {kint} ` X

newline newline newline alignc
"EXSY"

newline alignl
~~~~~~~~~~ I_{AA}(T) `=` P_A left ( P_A `+` P_B exp ( -k_{ex}T )  right ) exp( -R_1 T )

newline alignl
~~~~~~~~~~ I_{BB}(T) `=` P_B left ( P_B `+` P_A exp ( -k_{ex}T )  right ) exp( -R_1 T )

newline alignl
I_{AB}(T) `=` I_{BA}(T) `=` P_A P_B left ( 1 `-` exp ( -k_{ex}T )  right ) exp( -R_1 T )


newline newline alignc
"(1) " A toward csup{T}  A
", (2) " A toward csup{T}  B
", (3) " B toward csup{T}  A
", (4) " B toward csup{T}  B


newline newline newline alignc "NSR (Kempf &amp; Loria)"
newline

alignl
R_1(X) `=` { alignc d_HX^2 over 4 left ( { J( %omega_H - %omega_X ) `+` 3J( %omega_X ) `+` 6J( %omega_H + %omega_X )  } right )
 `+` c_X^2 J( %omega_X ) }
 
newline alignl
R_2(X) `=` { alignc d_HX^2 over 8 left ( 4J(0) `+` J(%omega_H - %omega_X)
`+` 3J(%omega_X) `+` 6J(%omega_H) `+` 6J(%omega_H + %omega_X) right ) }
newline alignl
~~~`+` { alignc {c_X^2} over 6 left ( 4J(0) `+` 3J(%omega_X) right ) `+` R_{ex} }

newline alignl

"{" H lsup 1 "}"-X ` hnNOE `=` { alignc 1 `+` left( %gamma_H over %gamma_X N over R_1 right)
d_HX^2 over 4 left( 6J(%omega_H + %omega_X) `-` J(%omega_H - %omega_X) right) }

newline alignl

R_{1}(H lsup 2) `=` { alignc 3 over 16 left( {e^2 q Q h} over {2%pi} right)^2 left ( J(%omega_D) `+` 4J(2%omega_D) right) }

newline alignl

R_{1 %rho}(H lsup 2) `=` { alignc 1 over 32 left( {e^2 q Q h} over {2%pi} right)^2 left ( 9J(0) `+` 15J(%omega_D) `+` 15J(6%omega_D) right) }

newline
d_HX `=` left( {%mu_0 h %gamma_H %gamma_X} over {8 %pi^2} right) 1 over {r_HX^3}





newline newline newline alignc "CPMG RD"

newline newline alignc
R_2^{Eff} `=` {alignc {- ln left ( {I(%nu_{CPMG})} over { I(0)} right )  } over T_{CPMG} }


newline newline newline alignc "(1) CPMG RD Carver-Richards (all timescales)" newline
R_2^Obs `=` 1 over 2 left( { R_{2A}^0 `+` R_{2B}^0 `+` k_ex
`-` left( 1 over {2%tau} right)
{ cosh^-1 left( { D_{"+"} cosh(%eta_{"+"}) `-` D_{"-"} cos( %eta_{"-"} ) } right) } } right )

newline

D_{+-""} `=` 1 over 2 left( +-1 `+` { %PSI + 2 %DELTA %omega^2 } over { ( %PSI^2+%varsigma^2)^{1/2} } right)

newline

%eta_{+-""} `=` left( { {2%tau} over sqrt{2} } right )
left( +-%PSI `+` (%PSI^2 + %varsigma^2)^{1/2} right)^{1/2}

newline

%PSI `=` left( R_{2A}^0 - R_{2B}^0 - P_A k_ex + P_B k_ex right)^2
`-` %DELTA %omega^2 `+` 4 P_A P_B k_{ex}^2

newline

%varsigma `=` 2 %DELTA %omega left( R_{2A}^0 - R_{2B}^0 - P_A k_ex + P_B k_ex right)

newline newline newline alignc "(2) CPMG RD Ishima-Torchia" (P_A &gt; P_B)

newline 

R_2^{Obs} `=` R_2^{0} `+` {P_A P_B %DELTA %omega^2 k_ex} over
{ k_{ex}^2 `+` left( P_A^2 %DELTA %omega^4 `+` 144 / ({16 %tau}^4) right) }^{1/2}

`=` R_2^{0} `+` {%PHI_ex k_ex} over
{ k_{ex}^2 `+` left( P_A^2 %DELTA %omega^4 `+` 144 / ({16 %tau}^4) right) }^{1/2}


newline newline newline alignc "(3) CPMG RD Fast-exchange limit" (k_ex &gt; %DELTA%omega)

newline

R_2^{Obs} `=` R_2^0 `+` left( {P_A P_B %DELTA %omega^2} over {k_ex} right)
left( 1 - {2tanh( k_ex %tau )} over {2 k_ex %tau} right)

`=` R_2^0 `+` left( {%PHI_ex} over {k_ex} right)
left( 1 - {2tanh( k_ex %tau )} over {2 k_ex %tau} right)




newline newline newline alignc "RRF RD"

newline newline alignl
B_eff `=` sqrt{(- %omega_1 / %gamma)^2 `+` (- %OMEGA / %gamma)^2}

newline newline alignl
%omega_eff `=` -%gamma B_eff `=` - %gamma sqrt{(- %omega_1 /%gamma)^2 `+` ( - %OMEGA / %gamma)^2 } `approx` - %gamma sqrt{ (- %omega_1 / %gamma)^2 `+` 0} `=` %omega_1


newline newline alignl
R_{1 %rho} `=` 1 / T_{1 %rho} `=` R_1 cos^2(%theta) `+` (R_2^0 `+` R_{ex})sin^2(%theta)

newline newline alignl
R_2^{Obs} `=` R_2^0 + R_{ex} `=` R_2^0 `+` { alignc {P_A P_B %DELTA %omega ^2 k_{ex} } over { k_{ex}^2 `+` %omega_{eff}^2}
`=` R_2^0 `+`  { %PHI_{ex} k_{ex}} over { k_{ex}^2 `+` %omega_{eff}^2} }


newline newline alignl
R_2^{Obs} `=` R_2^0 + R_{ex} `=` { alignc { R_{1 %rho} `-` R_1 cos^2(%theta) } over { sin^2(%theta) } }


newline newline alignl
%omega_{eff} `=` sqrt{ 48 } %nu_{CPMG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an Kleckner</meta:initial-creator>
    <meta:creation-date>2010-05-19T17:21:07</meta:creation-date>
    <meta:generator>OpenOffice.org/3.2$Linux OpenOffice.org_project/320m12$Build-9483</meta:generator>
  </office:meta>
</office:document-meta>
</file>